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18" table:default-cell-style-name="ce3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8" table:number-rows-spanned="1">
            <text:p>Cycles</text:p>
          </table:table-cell>
          <table:covered-table-cell table:number-columns-repeated="17" table:style-name="ce2"/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OAD 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OAD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AD 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style-name="ce4"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AD 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style-name="ce4"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AD 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6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7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 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19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8" table:number-rows-spanned="1">
            <text:p>Cycles</text:p>
          </table:table-cell>
          <table:covered-table-cell table:number-columns-repeated="17" table:style-name="ce2"/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AD 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AD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SWAP 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OAD 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style-name="ce4"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AD 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SWAP 2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AD 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6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SWAP 3</text:p>
          </table:table-cell>
          <table:table-cell/>
          <table:table-cell office:value-type="string" calcext:value-type="string">
            <text:p>F</text:p>
          </table:table-cell>
          <table:table-cell table:style-name="ce5"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AD 7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 8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SWAP 4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 table:number-rows-repeated="3">
          <table:table-cell/>
          <table:table-cell table:style-name="Default" table:number-columns-repeated="19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8" table:number-rows-spanned="1">
            <text:p>Cycles</text:p>
          </table:table-cell>
          <table:covered-table-cell table:number-columns-repeated="17" table:style-name="ce2"/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AD 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AD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SWAP 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SWAP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AD 3</text:p>
          </table:table-cell>
          <table:table-cell office:value-type="string" calcext:value-type="string">
            <text:p>F</text:p>
          </table:table-cell>
          <table:table-cell/>
          <table:table-cell table:style-name="ce6"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AD 4</text:p>
          </table:table-cell>
          <table:table-cell/>
          <table:table-cell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SWAP 3</text:p>
          </table:table-cell>
          <table:table-cell/>
          <table:table-cell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SWAP 4</text:p>
          </table:table-cell>
          <table:table-cell/>
          <table:table-cell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5</text:p>
          </table:table-cell>
          <table:table-cell/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6</text:p>
          </table:table-cell>
          <table:table-cell/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SWAP 5</text:p>
          </table:table-cell>
          <table:table-cell table:number-columns-repeated="2"/>
          <table:table-cell table:style-name="ce7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SWAP 6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AD 7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 8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SWAP 7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SWAP 8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23:29:47.771286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3:17:33.714976108</meta:creation-date>
    <dc:date>2018-03-21T23:29:54.670889566</dc:date>
    <meta:editing-duration>PT8M33S</meta:editing-duration>
    <meta:editing-cycles>2</meta:editing-cycles>
    <meta:generator>LibreOffice/5.1.6.2$Linux_X86_64 LibreOffice_project/10m0$Build-2</meta:generator>
    <meta:document-statistic meta:table-count="1" meta:cell-count="302" meta:object-count="0"/>
  </office:meta>
</office:document-meta>
</file>